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2173in"/>
    </style:style>
    <style:style style:name="co4" style:family="table-column">
      <style:table-column-properties fo:break-before="auto" style:column-width="0.6957in"/>
    </style:style>
    <style:style style:name="co5" style:family="table-column">
      <style:table-column-properties fo:break-before="auto" style:column-width="1.0339in"/>
    </style:style>
    <style:style style:name="co6" style:family="table-column">
      <style:table-column-properties fo:break-before="auto" style:column-width="1.3146in"/>
    </style:style>
    <style:style style:name="co7" style:family="table-column">
      <style:table-column-properties fo:break-before="auto" style:column-width="2.1362in"/>
    </style:style>
    <style:style style:name="co8" style:family="table-column">
      <style:table-column-properties fo:break-before="auto" style:column-width="1.778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>
            <text:p>Depth</text:p>
          </table:table-cell>
          <table:table-cell table:style-name="Default" office:value-type="string">
            <text:p>HTM - Npix</text:p>
          </table:table-cell>
          <table:table-cell office:value-type="string">
            <text:p>Bytes needed</text:p>
          </table:table-cell>
          <table:table-cell/>
          <table:table-cell office:value-type="string">
            <text:p>Bytes needed</text:p>
          </table:table-cell>
          <table:table-cell office:value-type="string">
            <text:p>Healpix – Nside</text:p>
          </table:table-cell>
          <table:table-cell table:style-name="Default" office:value-type="string">
            <text:p>Healpix – Npix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ooc:=+8*4^[.A2]" office:value-type="float" office:value="8">
            <text:p>8</text:p>
          </table:table-cell>
          <table:table-cell table:formula="oooc:=+CEILING(LOG([.B2];2)/8;1)" office:value-type="float" office:value="1">
            <text:p>1</text:p>
          </table:table-cell>
          <table:table-cell/>
          <table:table-cell table:formula="oooc:=+CEILING(LOG([.G2];2)/8;1)" office:value-type="float" office:value="1">
            <text:p>1</text:p>
          </table:table-cell>
          <table:table-cell table:formula="oooc:=+2^[.A2]" office:value-type="float" office:value="1">
            <text:p>1</text:p>
          </table:table-cell>
          <table:table-cell table:formula="oooc:=+12*[.F2]^2" office:value-type="float" office:value="12">
            <text:p>12</text:p>
          </table:table-cell>
          <table:table-cell/>
        </table:table-row>
        <table:table-row table:style-name="ro1">
          <table:table-cell table:formula="oooc:=+[.A2]+1" office:value-type="float" office:value="1">
            <text:p>1</text:p>
          </table:table-cell>
          <table:table-cell table:formula="oooc:=+8*4^[.A3]" office:value-type="float" office:value="32">
            <text:p>32</text:p>
          </table:table-cell>
          <table:table-cell table:formula="oooc:=+CEILING(LOG([.B3];2)/8;1)" office:value-type="float" office:value="1">
            <text:p>1</text:p>
          </table:table-cell>
          <table:table-cell/>
          <table:table-cell table:formula="oooc:=+CEILING(LOG([.G3];2)/8;1)" office:value-type="float" office:value="1">
            <text:p>1</text:p>
          </table:table-cell>
          <table:table-cell table:formula="oooc:=+2^[.A3]" office:value-type="float" office:value="2">
            <text:p>2</text:p>
          </table:table-cell>
          <table:table-cell table:formula="oooc:=+12*[.F3]^2" office:value-type="float" office:value="48">
            <text:p>48</text:p>
          </table:table-cell>
          <table:table-cell/>
        </table:table-row>
        <table:table-row table:style-name="ro1">
          <table:table-cell table:formula="oooc:=+[.A3]+1" office:value-type="float" office:value="2">
            <text:p>2</text:p>
          </table:table-cell>
          <table:table-cell table:formula="oooc:=+8*4^[.A4]" office:value-type="float" office:value="128">
            <text:p>128</text:p>
          </table:table-cell>
          <table:table-cell table:formula="oooc:=+CEILING(LOG([.B4];2)/8;1)" office:value-type="float" office:value="1">
            <text:p>1</text:p>
          </table:table-cell>
          <table:table-cell/>
          <table:table-cell table:formula="oooc:=+CEILING(LOG([.G4];2)/8;1)" office:value-type="float" office:value="1">
            <text:p>1</text:p>
          </table:table-cell>
          <table:table-cell table:formula="oooc:=+2^[.A4]" office:value-type="float" office:value="4">
            <text:p>4</text:p>
          </table:table-cell>
          <table:table-cell table:formula="oooc:=+12*[.F4]^2" office:value-type="float" office:value="192">
            <text:p>192</text:p>
          </table:table-cell>
          <table:table-cell/>
        </table:table-row>
        <table:table-row table:style-name="ro1">
          <table:table-cell table:formula="oooc:=+[.A4]+1" office:value-type="float" office:value="3">
            <text:p>3</text:p>
          </table:table-cell>
          <table:table-cell table:formula="oooc:=+8*4^[.A5]" office:value-type="float" office:value="512">
            <text:p>512</text:p>
          </table:table-cell>
          <table:table-cell table:formula="oooc:=+CEILING(LOG([.B5];2)/8;1)" office:value-type="float" office:value="2">
            <text:p>2</text:p>
          </table:table-cell>
          <table:table-cell/>
          <table:table-cell table:formula="oooc:=+CEILING(LOG([.G5];2)/8;1)" office:value-type="float" office:value="2">
            <text:p>2</text:p>
          </table:table-cell>
          <table:table-cell table:formula="oooc:=+2^[.A5]" office:value-type="float" office:value="8">
            <text:p>8</text:p>
          </table:table-cell>
          <table:table-cell table:formula="oooc:=+12*[.F5]^2" office:value-type="float" office:value="768">
            <text:p>768</text:p>
          </table:table-cell>
          <table:table-cell/>
        </table:table-row>
        <table:table-row table:style-name="ro1">
          <table:table-cell table:formula="oooc:=+[.A5]+1" office:value-type="float" office:value="4">
            <text:p>4</text:p>
          </table:table-cell>
          <table:table-cell table:formula="oooc:=+8*4^[.A6]" office:value-type="float" office:value="2048">
            <text:p>2,048</text:p>
          </table:table-cell>
          <table:table-cell table:formula="oooc:=+CEILING(LOG([.B6];2)/8;1)" office:value-type="float" office:value="2">
            <text:p>2</text:p>
          </table:table-cell>
          <table:table-cell/>
          <table:table-cell table:formula="oooc:=+CEILING(LOG([.G6];2)/8;1)" office:value-type="float" office:value="2">
            <text:p>2</text:p>
          </table:table-cell>
          <table:table-cell table:formula="oooc:=+2^[.A6]" office:value-type="float" office:value="16">
            <text:p>16</text:p>
          </table:table-cell>
          <table:table-cell table:formula="oooc:=+12*[.F6]^2" office:value-type="float" office:value="3072">
            <text:p>3,072</text:p>
          </table:table-cell>
          <table:table-cell/>
        </table:table-row>
        <table:table-row table:style-name="ro1">
          <table:table-cell table:formula="oooc:=+[.A6]+1" office:value-type="float" office:value="5">
            <text:p>5</text:p>
          </table:table-cell>
          <table:table-cell table:formula="oooc:=+8*4^[.A7]" office:value-type="float" office:value="8192">
            <text:p>8,192</text:p>
          </table:table-cell>
          <table:table-cell table:formula="oooc:=+CEILING(LOG([.B7];2)/8;1)" office:value-type="float" office:value="2">
            <text:p>2</text:p>
          </table:table-cell>
          <table:table-cell/>
          <table:table-cell table:formula="oooc:=+CEILING(LOG([.G7];2)/8;1)" office:value-type="float" office:value="2">
            <text:p>2</text:p>
          </table:table-cell>
          <table:table-cell table:formula="oooc:=+2^[.A7]" office:value-type="float" office:value="32">
            <text:p>32</text:p>
          </table:table-cell>
          <table:table-cell table:formula="oooc:=+12*[.F7]^2" office:value-type="float" office:value="12288">
            <text:p>12,288</text:p>
          </table:table-cell>
          <table:table-cell/>
        </table:table-row>
        <table:table-row table:style-name="ro1">
          <table:table-cell table:formula="oooc:=+[.A7]+1" office:value-type="float" office:value="6">
            <text:p>6</text:p>
          </table:table-cell>
          <table:table-cell table:formula="oooc:=+8*4^[.A8]" office:value-type="float" office:value="32768">
            <text:p>32,768</text:p>
          </table:table-cell>
          <table:table-cell table:formula="oooc:=+CEILING(LOG([.B8];2)/8;1)" office:value-type="float" office:value="2">
            <text:p>2</text:p>
          </table:table-cell>
          <table:table-cell/>
          <table:table-cell table:formula="oooc:=+CEILING(LOG([.G8];2)/8;1)" office:value-type="float" office:value="2">
            <text:p>2</text:p>
          </table:table-cell>
          <table:table-cell table:formula="oooc:=+2^[.A8]" office:value-type="float" office:value="64">
            <text:p>64</text:p>
          </table:table-cell>
          <table:table-cell table:formula="oooc:=+12*[.F8]^2" office:value-type="float" office:value="49152">
            <text:p>49,152</text:p>
          </table:table-cell>
          <table:table-cell/>
        </table:table-row>
        <table:table-row table:style-name="ro1">
          <table:table-cell table:formula="oooc:=+[.A8]+1" office:value-type="float" office:value="7">
            <text:p>7</text:p>
          </table:table-cell>
          <table:table-cell table:formula="oooc:=+8*4^[.A9]" office:value-type="float" office:value="131072">
            <text:p>131,072</text:p>
          </table:table-cell>
          <table:table-cell table:formula="oooc:=+CEILING(LOG([.B9];2)/8;1)" office:value-type="float" office:value="3">
            <text:p>3</text:p>
          </table:table-cell>
          <table:table-cell/>
          <table:table-cell table:formula="oooc:=+CEILING(LOG([.G9];2)/8;1)" office:value-type="float" office:value="3">
            <text:p>3</text:p>
          </table:table-cell>
          <table:table-cell table:formula="oooc:=+2^[.A9]" office:value-type="float" office:value="128">
            <text:p>128</text:p>
          </table:table-cell>
          <table:table-cell table:formula="oooc:=+12*[.F9]^2" office:value-type="float" office:value="196608">
            <text:p>196,608</text:p>
          </table:table-cell>
          <table:table-cell/>
        </table:table-row>
        <table:table-row table:style-name="ro1">
          <table:table-cell table:formula="oooc:=+[.A9]+1" office:value-type="float" office:value="8">
            <text:p>8</text:p>
          </table:table-cell>
          <table:table-cell table:formula="oooc:=+8*4^[.A10]" office:value-type="float" office:value="524288">
            <text:p>524,288</text:p>
          </table:table-cell>
          <table:table-cell table:formula="oooc:=+CEILING(LOG([.B10];2)/8;1)" office:value-type="float" office:value="3">
            <text:p>3</text:p>
          </table:table-cell>
          <table:table-cell/>
          <table:table-cell table:formula="oooc:=+CEILING(LOG([.G10];2)/8;1)" office:value-type="float" office:value="3">
            <text:p>3</text:p>
          </table:table-cell>
          <table:table-cell table:formula="oooc:=+2^[.A10]" office:value-type="float" office:value="256">
            <text:p>256</text:p>
          </table:table-cell>
          <table:table-cell table:formula="oooc:=+12*[.F10]^2" office:value-type="float" office:value="786432">
            <text:p>786,432</text:p>
          </table:table-cell>
          <table:table-cell/>
        </table:table-row>
        <table:table-row table:style-name="ro1">
          <table:table-cell table:formula="oooc:=+[.A10]+1" office:value-type="float" office:value="9">
            <text:p>9</text:p>
          </table:table-cell>
          <table:table-cell table:formula="oooc:=+8*4^[.A11]" office:value-type="float" office:value="2097152">
            <text:p>2,097,152</text:p>
          </table:table-cell>
          <table:table-cell table:formula="oooc:=+CEILING(LOG([.B11];2)/8;1)" office:value-type="float" office:value="3">
            <text:p>3</text:p>
          </table:table-cell>
          <table:table-cell/>
          <table:table-cell table:formula="oooc:=+CEILING(LOG([.G11];2)/8;1)" office:value-type="float" office:value="3">
            <text:p>3</text:p>
          </table:table-cell>
          <table:table-cell table:formula="oooc:=+2^[.A11]" office:value-type="float" office:value="512">
            <text:p>512</text:p>
          </table:table-cell>
          <table:table-cell table:formula="oooc:=+12*[.F11]^2" office:value-type="float" office:value="3145728">
            <text:p>3,145,728</text:p>
          </table:table-cell>
          <table:table-cell/>
        </table:table-row>
        <table:table-row table:style-name="ro1">
          <table:table-cell table:formula="oooc:=+[.A11]+1" office:value-type="float" office:value="10">
            <text:p>10</text:p>
          </table:table-cell>
          <table:table-cell table:formula="oooc:=+8*4^[.A12]" office:value-type="float" office:value="8388608">
            <text:p>8,388,608</text:p>
          </table:table-cell>
          <table:table-cell table:formula="oooc:=+CEILING(LOG([.B12];2)/8;1)" office:value-type="float" office:value="3">
            <text:p>3</text:p>
          </table:table-cell>
          <table:table-cell/>
          <table:table-cell table:formula="oooc:=+CEILING(LOG([.G12];2)/8;1)" office:value-type="float" office:value="3">
            <text:p>3</text:p>
          </table:table-cell>
          <table:table-cell table:formula="oooc:=+2^[.A12]" office:value-type="float" office:value="1024">
            <text:p>1024</text:p>
          </table:table-cell>
          <table:table-cell table:formula="oooc:=+12*[.F12]^2" office:value-type="float" office:value="12582912">
            <text:p>12,582,912</text:p>
          </table:table-cell>
          <table:table-cell/>
        </table:table-row>
        <table:table-row table:style-name="ro1">
          <table:table-cell table:formula="oooc:=+[.A12]+1" office:value-type="float" office:value="11">
            <text:p>11</text:p>
          </table:table-cell>
          <table:table-cell table:formula="oooc:=+8*4^[.A13]" office:value-type="float" office:value="33554432">
            <text:p>33,554,432</text:p>
          </table:table-cell>
          <table:table-cell table:formula="oooc:=+CEILING(LOG([.B13];2)/8;1)" office:value-type="float" office:value="4">
            <text:p>4</text:p>
          </table:table-cell>
          <table:table-cell/>
          <table:table-cell table:formula="oooc:=+CEILING(LOG([.G13];2)/8;1)" office:value-type="float" office:value="4">
            <text:p>4</text:p>
          </table:table-cell>
          <table:table-cell table:formula="oooc:=+2^[.A13]" office:value-type="float" office:value="2048">
            <text:p>2048</text:p>
          </table:table-cell>
          <table:table-cell table:formula="oooc:=+12*[.F13]^2" office:value-type="float" office:value="50331648">
            <text:p>50,331,648</text:p>
          </table:table-cell>
          <table:table-cell/>
        </table:table-row>
        <table:table-row table:style-name="ro1">
          <table:table-cell table:formula="oooc:=+[.A13]+1" office:value-type="float" office:value="12">
            <text:p>12</text:p>
          </table:table-cell>
          <table:table-cell table:formula="oooc:=+8*4^[.A14]" office:value-type="float" office:value="134217728">
            <text:p>134,217,728</text:p>
          </table:table-cell>
          <table:table-cell table:formula="oooc:=+CEILING(LOG([.B14];2)/8;1)" office:value-type="float" office:value="4">
            <text:p>4</text:p>
          </table:table-cell>
          <table:table-cell/>
          <table:table-cell table:formula="oooc:=+CEILING(LOG([.G14];2)/8;1)" office:value-type="float" office:value="4">
            <text:p>4</text:p>
          </table:table-cell>
          <table:table-cell table:formula="oooc:=+2^[.A14]" office:value-type="float" office:value="4096">
            <text:p>4096</text:p>
          </table:table-cell>
          <table:table-cell table:formula="oooc:=+12*[.F14]^2" office:value-type="float" office:value="201326592">
            <text:p>201,326,592</text:p>
          </table:table-cell>
          <table:table-cell/>
        </table:table-row>
        <table:table-row table:style-name="ro1">
          <table:table-cell table:formula="oooc:=+[.A14]+1" office:value-type="float" office:value="13">
            <text:p>13</text:p>
          </table:table-cell>
          <table:table-cell table:formula="oooc:=+8*4^[.A15]" office:value-type="float" office:value="536870912">
            <text:p>536,870,912</text:p>
          </table:table-cell>
          <table:table-cell table:formula="oooc:=+CEILING(LOG([.B15];2)/8;1)" office:value-type="float" office:value="4">
            <text:p>4</text:p>
          </table:table-cell>
          <table:table-cell/>
          <table:table-cell table:formula="oooc:=+CEILING(LOG([.G15];2)/8;1)" office:value-type="float" office:value="4">
            <text:p>4</text:p>
          </table:table-cell>
          <table:table-cell table:formula="oooc:=+2^[.A15]" office:value-type="float" office:value="8192">
            <text:p>8192</text:p>
          </table:table-cell>
          <table:table-cell table:formula="oooc:=+12*[.F15]^2" office:value-type="float" office:value="805306368">
            <text:p>805,306,368</text:p>
          </table:table-cell>
          <table:table-cell/>
        </table:table-row>
        <table:table-row table:style-name="ro1">
          <table:table-cell table:formula="oooc:=+[.A15]+1" office:value-type="float" office:value="14">
            <text:p>14</text:p>
          </table:table-cell>
          <table:table-cell table:formula="oooc:=+8*4^[.A16]" office:value-type="float" office:value="2147483648">
            <text:p>2,147,483,648</text:p>
          </table:table-cell>
          <table:table-cell table:formula="oooc:=+CEILING(LOG([.B16];2)/8;1)" office:value-type="float" office:value="4">
            <text:p>4</text:p>
          </table:table-cell>
          <table:table-cell/>
          <table:table-cell table:formula="oooc:=+CEILING(LOG([.G16];2)/8;1)" office:value-type="float" office:value="4">
            <text:p>4</text:p>
          </table:table-cell>
          <table:table-cell table:formula="oooc:=+2^[.A16]" office:value-type="float" office:value="16384">
            <text:p>16384</text:p>
          </table:table-cell>
          <table:table-cell table:formula="oooc:=+12*[.F16]^2" office:value-type="float" office:value="3221225472">
            <text:p>3,221,225,472</text:p>
          </table:table-cell>
          <table:table-cell/>
        </table:table-row>
        <table:table-row table:style-name="ro1">
          <table:table-cell table:formula="oooc:=+[.A16]+1" office:value-type="float" office:value="15">
            <text:p>15</text:p>
          </table:table-cell>
          <table:table-cell table:formula="oooc:=+8*4^[.A17]" office:value-type="float" office:value="8589934592">
            <text:p>8,589,934,592</text:p>
          </table:table-cell>
          <table:table-cell table:formula="oooc:=+CEILING(LOG([.B17];2)/8;1)" office:value-type="float" office:value="5">
            <text:p>5</text:p>
          </table:table-cell>
          <table:table-cell/>
          <table:table-cell table:formula="oooc:=+CEILING(LOG([.G17];2)/8;1)" office:value-type="float" office:value="5">
            <text:p>5</text:p>
          </table:table-cell>
          <table:table-cell table:formula="oooc:=+2^[.A17]" office:value-type="float" office:value="32768">
            <text:p>32768</text:p>
          </table:table-cell>
          <table:table-cell table:formula="oooc:=+12*[.F17]^2" office:value-type="float" office:value="12884901888">
            <text:p>12,884,901,888</text:p>
          </table:table-cell>
          <table:table-cell/>
        </table:table-row>
        <table:table-row table:style-name="ro1">
          <table:table-cell table:formula="oooc:=+[.A17]+1" office:value-type="float" office:value="16">
            <text:p>16</text:p>
          </table:table-cell>
          <table:table-cell table:formula="oooc:=+8*4^[.A18]" office:value-type="float" office:value="34359738368">
            <text:p>34,359,738,368</text:p>
          </table:table-cell>
          <table:table-cell table:formula="oooc:=+CEILING(LOG([.B18];2)/8;1)" office:value-type="float" office:value="5">
            <text:p>5</text:p>
          </table:table-cell>
          <table:table-cell/>
          <table:table-cell table:formula="oooc:=+CEILING(LOG([.G18];2)/8;1)" office:value-type="float" office:value="5">
            <text:p>5</text:p>
          </table:table-cell>
          <table:table-cell table:formula="oooc:=+2^[.A18]" office:value-type="float" office:value="65536">
            <text:p>65536</text:p>
          </table:table-cell>
          <table:table-cell table:formula="oooc:=+12*[.F18]^2" office:value-type="float" office:value="51539607552">
            <text:p>51,539,607,552</text:p>
          </table:table-cell>
          <table:table-cell/>
        </table:table-row>
        <table:table-row table:style-name="ro1">
          <table:table-cell table:formula="oooc:=+[.A18]+1" office:value-type="float" office:value="17">
            <text:p>17</text:p>
          </table:table-cell>
          <table:table-cell table:formula="oooc:=+8*4^[.A19]" office:value-type="float" office:value="137438953472">
            <text:p>137,438,953,472</text:p>
          </table:table-cell>
          <table:table-cell table:formula="oooc:=+CEILING(LOG([.B19];2)/8;1)" office:value-type="float" office:value="5">
            <text:p>5</text:p>
          </table:table-cell>
          <table:table-cell/>
          <table:table-cell table:formula="oooc:=+CEILING(LOG([.G19];2)/8;1)" office:value-type="float" office:value="5">
            <text:p>5</text:p>
          </table:table-cell>
          <table:table-cell table:formula="oooc:=+2^[.A19]" office:value-type="float" office:value="131072">
            <text:p>131072</text:p>
          </table:table-cell>
          <table:table-cell table:formula="oooc:=+12*[.F19]^2" office:value-type="float" office:value="206158430208">
            <text:p>206,158,430,208</text:p>
          </table:table-cell>
          <table:table-cell/>
        </table:table-row>
        <table:table-row table:style-name="ro1">
          <table:table-cell table:formula="oooc:=+[.A19]+1" office:value-type="float" office:value="18">
            <text:p>18</text:p>
          </table:table-cell>
          <table:table-cell table:formula="oooc:=+8*4^[.A20]" office:value-type="float" office:value="549755813888">
            <text:p>549,755,813,888</text:p>
          </table:table-cell>
          <table:table-cell table:formula="oooc:=+CEILING(LOG([.B20];2)/8;1)" office:value-type="float" office:value="5">
            <text:p>5</text:p>
          </table:table-cell>
          <table:table-cell/>
          <table:table-cell table:formula="oooc:=+CEILING(LOG([.G20];2)/8;1)" office:value-type="float" office:value="5">
            <text:p>5</text:p>
          </table:table-cell>
          <table:table-cell table:formula="oooc:=+2^[.A20]" office:value-type="float" office:value="262144">
            <text:p>262144</text:p>
          </table:table-cell>
          <table:table-cell table:formula="oooc:=+12*[.F20]^2" office:value-type="float" office:value="824633720832">
            <text:p>824,633,720,832</text:p>
          </table:table-cell>
          <table:table-cell/>
        </table:table-row>
        <table:table-row table:style-name="ro1">
          <table:table-cell table:formula="oooc:=+[.A20]+1" office:value-type="float" office:value="19">
            <text:p>19</text:p>
          </table:table-cell>
          <table:table-cell table:formula="oooc:=+8*4^[.A21]" office:value-type="float" office:value="2199023255552">
            <text:p>2,199,023,255,552</text:p>
          </table:table-cell>
          <table:table-cell table:formula="oooc:=+CEILING(LOG([.B21];2)/8;1)" office:value-type="float" office:value="6">
            <text:p>6</text:p>
          </table:table-cell>
          <table:table-cell/>
          <table:table-cell table:formula="oooc:=+CEILING(LOG([.G21];2)/8;1)" office:value-type="float" office:value="6">
            <text:p>6</text:p>
          </table:table-cell>
          <table:table-cell table:formula="oooc:=+2^[.A21]" office:value-type="float" office:value="524288">
            <text:p>524288</text:p>
          </table:table-cell>
          <table:table-cell table:formula="oooc:=+12*[.F21]^2" office:value-type="float" office:value="3298534883328">
            <text:p>3,298,534,883,328</text:p>
          </table:table-cell>
          <table:table-cell/>
        </table:table-row>
        <table:table-row table:style-name="ro1">
          <table:table-cell table:formula="oooc:=+[.A21]+1" office:value-type="float" office:value="20">
            <text:p>20</text:p>
          </table:table-cell>
          <table:table-cell table:formula="oooc:=+8*4^[.A22]" office:value-type="float" office:value="8796093022208">
            <text:p>8,796,093,022,208</text:p>
          </table:table-cell>
          <table:table-cell table:formula="oooc:=+CEILING(LOG([.B22];2)/8;1)" office:value-type="float" office:value="6">
            <text:p>6</text:p>
          </table:table-cell>
          <table:table-cell/>
          <table:table-cell table:formula="oooc:=+CEILING(LOG([.G22];2)/8;1)" office:value-type="float" office:value="6">
            <text:p>6</text:p>
          </table:table-cell>
          <table:table-cell table:formula="oooc:=+2^[.A22]" office:value-type="float" office:value="1048576">
            <text:p>1048576</text:p>
          </table:table-cell>
          <table:table-cell table:formula="oooc:=+12*[.F22]^2" office:value-type="float" office:value="13194139533312">
            <text:p>13,194,139,533,312</text:p>
          </table:table-cell>
          <table:table-cell/>
        </table:table-row>
        <table:table-row table:style-name="ro1">
          <table:table-cell table:formula="oooc:=+[.A22]+1" office:value-type="float" office:value="21">
            <text:p>21</text:p>
          </table:table-cell>
          <table:table-cell table:formula="oooc:=+8*4^[.A23]" office:value-type="float" office:value="35184372088832">
            <text:p>35,184,372,088,832</text:p>
          </table:table-cell>
          <table:table-cell table:formula="oooc:=+CEILING(LOG([.B23];2)/8;1)" office:value-type="float" office:value="6">
            <text:p>6</text:p>
          </table:table-cell>
          <table:table-cell/>
          <table:table-cell table:formula="oooc:=+CEILING(LOG([.G23];2)/8;1)" office:value-type="float" office:value="6">
            <text:p>6</text:p>
          </table:table-cell>
          <table:table-cell table:formula="oooc:=+2^[.A23]" office:value-type="float" office:value="2097152">
            <text:p>2097152</text:p>
          </table:table-cell>
          <table:table-cell table:formula="oooc:=+12*[.F23]^2" office:value-type="float" office:value="52776558133248">
            <text:p>52,776,558,133,248</text:p>
          </table:table-cell>
          <table:table-cell/>
        </table:table-row>
        <table:table-row table:style-name="ro2">
          <table:table-cell table:formula="oooc:=+[.A23]+1" office:value-type="float" office:value="22">
            <text:p>22</text:p>
          </table:table-cell>
          <table:table-cell table:formula="oooc:=+8*4^[.A24]" office:value-type="float" office:value="140737488355328">
            <text:p>140,737,488,355,328</text:p>
          </table:table-cell>
          <table:table-cell table:formula="oooc:=+CEILING(LOG([.B24];2)/8;1)" office:value-type="float" office:value="6">
            <text:p>6</text:p>
          </table:table-cell>
          <table:table-cell/>
          <table:table-cell table:formula="oooc:=+CEILING(LOG([.G24];2)/8;1)" office:value-type="float" office:value="6">
            <text:p>6</text:p>
          </table:table-cell>
          <table:table-cell table:formula="oooc:=+2^[.A24]" office:value-type="float" office:value="4194304">
            <text:p>4194304</text:p>
          </table:table-cell>
          <table:table-cell table:formula="oooc:=+12*[.F24]^2" office:value-type="float" office:value="211106232532992">
            <text:p>211,106,232,532,992</text:p>
          </table:table-cell>
          <table:table-cell office:value-type="string">
            <text:p>Gli ultimi numeri della colonna precedente sono arrotondati, i numeri giusti sono i seguenti:</text:p>
          </table:table-cell>
        </table:table-row>
        <table:table-row table:style-name="ro1">
          <table:table-cell table:formula="oooc:=+[.A24]+1" office:value-type="float" office:value="23">
            <text:p>23</text:p>
          </table:table-cell>
          <table:table-cell table:formula="oooc:=+8*4^[.A25]" office:value-type="float" office:value="562949953421312">
            <text:p>562,949,953,421,312</text:p>
          </table:table-cell>
          <table:table-cell table:formula="oooc:=+CEILING(LOG([.B25];2)/8;1)" office:value-type="float" office:value="7">
            <text:p>7</text:p>
          </table:table-cell>
          <table:table-cell/>
          <table:table-cell table:formula="oooc:=+CEILING(LOG([.G25];2)/8;1)" office:value-type="float" office:value="7">
            <text:p>7</text:p>
          </table:table-cell>
          <table:table-cell table:formula="oooc:=+2^[.A25]" office:value-type="float" office:value="8388608">
            <text:p>8388608</text:p>
          </table:table-cell>
          <table:table-cell table:formula="oooc:=+12*[.F25]^2" office:value-type="float" office:value="844424930131968">
            <text:p>844,424,930,131,968</text:p>
          </table:table-cell>
          <table:table-cell/>
        </table:table-row>
        <table:table-row table:style-name="ro1">
          <table:table-cell table:formula="oooc:=+[.A25]+1" office:value-type="float" office:value="24">
            <text:p>24</text:p>
          </table:table-cell>
          <table:table-cell table:formula="oooc:=+8*4^[.A26]" office:value-type="float" office:value="2.25179981368525E+015">
            <text:p>2,251,799,813,685,250</text:p>
          </table:table-cell>
          <table:table-cell table:formula="oooc:=+CEILING(LOG([.B26];2)/8;1)" office:value-type="float" office:value="7">
            <text:p>7</text:p>
          </table:table-cell>
          <table:table-cell/>
          <table:table-cell table:formula="oooc:=+CEILING(LOG([.G26];2)/8;1)" office:value-type="float" office:value="7">
            <text:p>7</text:p>
          </table:table-cell>
          <table:table-cell table:formula="oooc:=+2^[.A26]" office:value-type="float" office:value="16777216">
            <text:p>16777216</text:p>
          </table:table-cell>
          <table:table-cell table:formula="oooc:=+12*[.F26]^2" office:value-type="float" office:value="3.37769972052787E+015">
            <text:p>3,377,699,720,527,870</text:p>
          </table:table-cell>
          <table:table-cell table:style-name="ce2" office:value-type="string">
            <text:p>3377699720527872</text:p>
          </table:table-cell>
        </table:table-row>
        <table:table-row table:style-name="ro1">
          <table:table-cell table:formula="oooc:=+[.A26]+1" office:value-type="float" office:value="25">
            <text:p>25</text:p>
          </table:table-cell>
          <table:table-cell table:formula="oooc:=+8*4^[.A27]" office:value-type="float" office:value="9.00719925474099E+015">
            <text:p>9,007,199,254,740,990</text:p>
          </table:table-cell>
          <table:table-cell table:formula="oooc:=+CEILING(LOG([.B27];2)/8;1)" office:value-type="float" office:value="7">
            <text:p>7</text:p>
          </table:table-cell>
          <table:table-cell/>
          <table:table-cell table:formula="oooc:=+CEILING(LOG([.G27];2)/8;1)" office:value-type="float" office:value="7">
            <text:p>7</text:p>
          </table:table-cell>
          <table:table-cell table:formula="oooc:=+2^[.A27]" office:value-type="float" office:value="33554432">
            <text:p>33554432</text:p>
          </table:table-cell>
          <table:table-cell table:formula="oooc:=+12*[.F27]^2" office:value-type="float" office:value="1.35107988821115E+016">
            <text:p>13,510,798,882,111,500</text:p>
          </table:table-cell>
          <table:table-cell table:style-name="ce2" office:value-type="string">
            <text:p>13510798882111488</text:p>
          </table:table-cell>
        </table:table-row>
        <table:table-row table:style-name="ro1">
          <table:table-cell table:formula="oooc:=+[.A27]+1" office:value-type="float" office:value="26">
            <text:p>26</text:p>
          </table:table-cell>
          <table:table-cell table:number-columns-repeated="3"/>
          <table:table-cell table:formula="oooc:=+CEILING(LOG([.G28];2)/8;1)" office:value-type="float" office:value="7">
            <text:p>7</text:p>
          </table:table-cell>
          <table:table-cell table:formula="oooc:=+2^[.A28]" office:value-type="float" office:value="67108864">
            <text:p>67108864</text:p>
          </table:table-cell>
          <table:table-cell table:formula="oooc:=+12*[.F28]^2" office:value-type="float" office:value="5.4043195528446E+016">
            <text:p>54,043,195,528,446,000</text:p>
          </table:table-cell>
          <table:table-cell table:style-name="ce2" office:value-type="string">
            <text:p>54043195528445952</text:p>
          </table:table-cell>
        </table:table-row>
        <table:table-row table:style-name="ro1">
          <table:table-cell table:formula="oooc:=+[.A28]+1" office:value-type="float" office:value="27">
            <text:p>27</text:p>
          </table:table-cell>
          <table:table-cell table:number-columns-repeated="3"/>
          <table:table-cell table:formula="oooc:=+CEILING(LOG([.G29];2)/8;1)" office:value-type="float" office:value="8">
            <text:p>8</text:p>
          </table:table-cell>
          <table:table-cell table:formula="oooc:=+2^[.A29]" office:value-type="float" office:value="134217728">
            <text:p>134217728</text:p>
          </table:table-cell>
          <table:table-cell table:formula="oooc:=+12*[.F29]^2" office:value-type="float" office:value="2.16172782113784E+017">
            <text:p>216,172,782,113,784,000</text:p>
          </table:table-cell>
          <table:table-cell table:style-name="ce2" office:value-type="string">
            <text:p>216172782113783808</text:p>
          </table:table-cell>
        </table:table-row>
        <table:table-row table:style-name="ro1">
          <table:table-cell table:formula="oooc:=+[.A29]+1" office:value-type="float" office:value="28">
            <text:p>28</text:p>
          </table:table-cell>
          <table:table-cell table:number-columns-repeated="3"/>
          <table:table-cell table:formula="oooc:=+CEILING(LOG([.G30];2)/8;1)" office:value-type="float" office:value="8">
            <text:p>8</text:p>
          </table:table-cell>
          <table:table-cell table:formula="oooc:=+2^[.A30]" office:value-type="float" office:value="268435456">
            <text:p>268435456</text:p>
          </table:table-cell>
          <table:table-cell table:formula="oooc:=+12*[.F30]^2" office:value-type="float" office:value="8.64691128455135E+017">
            <text:p>864,691,128,455,135,000</text:p>
          </table:table-cell>
          <table:table-cell table:style-name="ce2" office:value-type="string">
            <text:p>864691128455135232</text:p>
          </table:table-cell>
        </table:table-row>
        <table:table-row table:style-name="ro1">
          <table:table-cell table:formula="oooc:=+[.A30]+1" office:value-type="float" office:value="29">
            <text:p>29</text:p>
          </table:table-cell>
          <table:table-cell table:number-columns-repeated="3"/>
          <table:table-cell table:formula="oooc:=+CEILING(LOG([.G31];2)/8;1)" office:value-type="float" office:value="8">
            <text:p>8</text:p>
          </table:table-cell>
          <table:table-cell table:formula="oooc:=+2^[.A31]" office:value-type="float" office:value="536870912">
            <text:p>536870912</text:p>
          </table:table-cell>
          <table:table-cell table:formula="oooc:=+12*[.F31]^2" office:value-type="float" office:value="3.45876451382054E+018">
            <text:p>3,458,764,513,820,540,000</text:p>
          </table:table-cell>
          <table:table-cell table:style-name="ce2" office:value-type="string">
            <text:p>3458764513820540928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en" style:country-asian="US" style:font-name-complex="DejaVu Sans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9">10/29/2007</text:date>, <text:time>19:1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9-21T18:43:26</meta:creation-date>
    <dc:date>2007-10-29T19:12:49</dc:date>
    <dc:language>en-US</dc:language>
    <meta:editing-cycles>4</meta:editing-cycles>
    <meta:editing-duration>PT7M50S</meta:editing-duration>
    <meta:user-defined meta:name="Info 1"/>
    <meta:user-defined meta:name="Info 2"/>
    <meta:user-defined meta:name="Info 3"/>
    <meta:user-defined meta:name="Info 4"/>
    <meta:document-statistic meta:table-count="3" meta:cell-count="185"/>
  </office:meta>
</office:document-meta>
</file>